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</style:style>
    <style:style style:name="P2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  <style:text-properties style:font-name="Helvetica Neue" style:font-name-asian="Helvetica Neue1" style:font-name-complex="Helvetica Neue1"/>
    </style:style>
    <style:style style:name="P3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  <style:text-properties style:font-name="Helvetica Neue" fo:language="en" fo:country="US" officeooo:rsid="0075d9ce"/>
    </style:style>
    <style:style style:name="P4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  <style:text-properties style:font-name="Helvetica Neue" fo:language="en" fo:country="US" officeooo:rsid="0075d9ce" officeooo:paragraph-rsid="007c2f35"/>
    </style:style>
    <style:style style:name="P5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  <style:text-properties style:font-name="Helvetica Neue" fo:language="en" fo:country="US" officeooo:rsid="0075d9ce" officeooo:paragraph-rsid="007ec2a6"/>
    </style:style>
    <style:style style:name="P6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  <style:text-properties style:font-name="Helvetica Neue" fo:language="en" fo:country="US" officeooo:rsid="0075d9ce" officeooo:paragraph-rsid="0080f334"/>
    </style:style>
    <style:style style:name="P7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  <style:text-properties style:font-name="Helvetica Neue" fo:language="en" fo:country="US" officeooo:paragraph-rsid="007ec2a6"/>
    </style:style>
    <style:style style:name="P8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  <style:text-properties style:font-name="Helvetica Neue" fo:language="en" fo:country="US" officeooo:rsid="0080f334" officeooo:paragraph-rsid="00827604"/>
    </style:style>
    <style:style style:name="P9" style:family="paragraph" style:parent-style-name="Default" style:master-page-name="Standard">
      <style:paragraph-properties fo:margin-left="0cm" fo:margin-right="0cm" fo:text-align="start" style:justify-single-word="false" fo:text-indent="0cm" style:auto-text-indent="false" style:page-number="auto" style:writing-mode="lr-tb"/>
      <style:text-properties style:font-name="Helvetica Neue" fo:language="en" fo:country="US"/>
    </style:style>
    <style:style style:name="P10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  <style:text-properties style:font-name="Helvetica Neue" fo:language="en" fo:country="US" officeooo:rsid="0080f334" officeooo:paragraph-rsid="007ec2a6"/>
    </style:style>
    <style:style style:name="P11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  <style:text-properties style:font-name="Helvetica Neue" fo:language="en" fo:country="US" officeooo:rsid="0080f334" officeooo:paragraph-rsid="00864b56"/>
    </style:style>
    <style:style style:name="P12" style:family="paragraph" style:parent-style-name="Default">
      <style:paragraph-properties fo:margin-left="0cm" fo:margin-right="0cm" fo:text-align="start" style:justify-single-word="false" fo:text-indent="0cm" style:auto-text-indent="false" style:writing-mode="lr-tb"/>
      <style:text-properties style:font-name="Helvetica Neue" fo:language="en" fo:country="US" officeooo:rsid="0078d06c" officeooo:paragraph-rsid="0080f334"/>
    </style:style>
    <style:style style:name="T1" style:family="text">
      <style:text-properties style:font-name="Helvetica Neue"/>
    </style:style>
    <style:style style:name="T2" style:family="text">
      <style:text-properties style:font-name="Helvetica Neue" fo:language="en" fo:country="US"/>
    </style:style>
    <style:style style:name="T3" style:family="text">
      <style:text-properties style:font-name="Helvetica Neue" fo:language="en" fo:country="US" officeooo:rsid="006bd056"/>
    </style:style>
    <style:style style:name="T4" style:family="text">
      <style:text-properties style:font-name="Helvetica Neue" fo:language="en" fo:country="US" officeooo:rsid="006f8537"/>
    </style:style>
    <style:style style:name="T5" style:family="text">
      <style:text-properties officeooo:rsid="0076fb79"/>
    </style:style>
    <style:style style:name="T6" style:family="text">
      <style:text-properties officeooo:rsid="0078d06c"/>
    </style:style>
    <style:style style:name="T7" style:family="text">
      <style:text-properties officeooo:rsid="007c2f35"/>
    </style:style>
    <style:style style:name="T8" style:family="text">
      <style:text-properties officeooo:rsid="007cf1be"/>
    </style:style>
    <style:style style:name="T9" style:family="text">
      <style:text-properties officeooo:rsid="00827604"/>
    </style:style>
    <style:style style:name="T10" style:family="text">
      <style:text-properties officeooo:rsid="008628cf"/>
    </style:style>
    <style:style style:name="T11" style:family="text">
      <style:text-properties style:text-underline-style="solid" style:text-underline-type="double" style:text-underline-width="auto" style:text-underline-color="font-color" officeooo:rsid="00864b56"/>
    </style:style>
    <style:style style:name="T12" style:family="text">
      <style:text-properties style:text-underline-style="none" officeooo:rsid="00864b56"/>
    </style:style>
    <style:style style:name="T13" style:family="text">
      <style:text-properties officeooo:rsid="0086ce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o the Editors of <text:span text:style-name="T8">Molecular Biology and Evolution</text:span>,</text:p>
      <text:p text:style-name="P2"/>
      <text:p text:style-name="P1"><text:span text:style-name="T2">On behalf of my co-authors, I am submitting </text:span><text:span text:style-name="T4">for your consideration </text:span><text:span text:style-name="T2">our manuscript, </text:span><text:span text:style-name="T1">“</text:span><text:span text:style-name="T3">Phylogenetic measures of indel rate variation among the HIV-1 group M subtypes</text:span><text:span text:style-name="T1">” </text:span><text:span text:style-name="T2">for your consideration. </text:span></text:p>
      <text:p text:style-name="P3"/>
      <text:p text:style-name="P4"><text:span text:style-name="T5">The high prevalence and rapid spread of HIV-1 worldwide highlights the importance of elucidating mechanisms that influence HIV-1 transmission. Evolution occurring with</text:span>in the five variable loop regions of the HIV-1 gp120 surface envelope glycoprotein <text:span text:style-name="T7">is one such mechanism that modulates HIV-1 </text:span>pathogenesis and transmission fitness. <text:span text:style-name="T6">While nucleotide substitutions have been extensively characterized in the env gene, insertions and deletions (indels) remain studied to a far lesser extent despite their suggested role in HIV-1 mucosal transmission and coreceptor switching. </text:span></text:p>
      <text:p text:style-name="P4"/>
      <text:p text:style-name="P11">Our <text:span text:style-name="T10">study</text:span> <text:span text:style-name="T13">develops a novel phylogenetic method to estimate the indel rates in </text:span>the five variable loops of surface envelope gp120. <text:s/><text:span text:style-name="T13">By reconstructing phylogenies and fitting a Poisson model to the distribution of indels in closely related pairs of sequences compare them across five subtypes and two circulating recombinant forms of HIV-1 group M</text:span>. <text:span text:style-name="T12"><text:s/>the reconstruction of over 6,500 patient HIV-1 sequences worldwide to</text:span><text:span text:style-name="T11"> </text:span>We further analyze <text:span text:style-name="T9">indel</text:span> nucleotide composition and measure <text:span text:style-name="T9">the </text:span>impacts <text:span text:style-name="T9">of indels </text:span>on N-linked glycosylation sites in gp120. </text:p>
      <text:p text:style-name="P4"/>
      <text:p text:style-name="P4"/>
      <text:p text:style-name="P5">Our manuscript is not submitted or accepted for publication at any other journal. I confirm that all authors have contributed to, seen and approved the final submitted version of this manuscript. Thank you for considering our manuscript for your journal.</text:p>
      <text:p text:style-name="P5"/>
      <text:p text:style-name="P7">Thank you for your time.</text:p>
      <text:p text:style-name="P7">Sincerely,</text:p>
      <text:p text:style-name="P10">John Palmer MSc</text:p>
      <text:p text:style-name="P5"/>
      <text:p text:style-name="P5"/>
      <text:p text:style-name="P5"/>
      <text:p text:style-name="P12">in these five regions have been have been shown to be a source of mutation HIV-1 adaptation, they remain studied to a far lesser extent. </text:p>
      <text:p text:style-name="P6"/>
      <text:p text:style-name="P8"><text:span text:style-name="T9">By analyzing</text:span> over 6,500 patient-derived HIV-1 sequences worldwide, <text:span text:style-name="T9">we perform a comparative stud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CA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CA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52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016cm" fo:margin-left="0cm" fo:margin-right="0cm" fo:margin-top="0.915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14T18:37:35.915814606</dc:date>
    <meta:editing-duration>PT3H22M45S</meta:editing-duration>
    <meta:editing-cycles>5</meta:editing-cycles>
    <meta:document-statistic meta:table-count="0" meta:image-count="0" meta:object-count="0" meta:page-count="1" meta:paragraph-count="10" meta:word-count="283" meta:character-count="1889" meta:non-whitespace-character-count="1610"/>
  </office:meta>
</office:document-meta>
</file>